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1.5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1.5cm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  <style:paragraph-properties style:writing-mode="lr-tb"/>
    </style:style>
    <style:style style:name="gr5" style:family="graphic" style:parent-style-name="objectwithoutfill">
      <style:graphic-properties svg:stroke-width="0.081cm" svg:stroke-color="#2a6099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81d41a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2a6099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81d41a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2a6099" draw:textarea-horizontal-align="justify" draw:textarea-vertical-align="middle" draw:auto-grow-height="false" fo:min-height="0.75cm" fo:min-width="1.5cm"/>
      <style:paragraph-properties style:writing-mode="lr-tb"/>
    </style:style>
    <style:style style:name="gr10" style:family="graphic" style:parent-style-name="standard">
      <style:graphic-properties svg:stroke-color="#000000" draw:fill-color="#81d41a" draw:textarea-horizontal-align="justify" draw:textarea-vertical-align="middle" draw:auto-grow-height="false" fo:min-height="0.75cm" fo:min-width="1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2a6099"/>
      <style:paragraph-properties fo:text-align="center" style:writing-mode="lr-tb"/>
    </style:style>
    <style:style style:name="P6" style:family="paragraph">
      <loext:graphic-properties draw:fill-color="#81d41a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4cm" svg:x="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4cm" svg:x="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3cm" svg:y="6cm">
          <text:p text:style-name="P1">ADC</text:p>
          <text:p text:style-name="P1">DM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cm" svg:y1="8cm" svg:x2="8cm" svg:y2="6cm">
          <text:p/>
        </draw:line>
        <draw:custom-shape draw:style-name="gr4" draw:text-style-name="P2" draw:layer="layout" svg:width="2cm" svg:height="2cm" svg:x="13cm" svg:y="7cm">
          <text:p text:style-name="P1">FIR</text:p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13cm" svg:y="11cm">
          <text:p text:style-name="P1">FIR</text:p>
          <text:p text:style-name="P1">1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cm" svg:y1="9cm" svg:x2="13cm" svg:y2="8cm">
          <text:p/>
        </draw:line>
        <draw:line draw:style-name="gr6" draw:text-style-name="P4" draw:layer="layout" svg:x1="10cm" svg:y1="11cm" svg:x2="13cm" svg:y2="12cm">
          <text:p/>
        </draw:line>
        <draw:line draw:style-name="gr7" draw:text-style-name="P4" draw:layer="layout" svg:x1="15cm" svg:y1="8cm" svg:x2="18cm" svg:y2="9cm">
          <text:p/>
        </draw:line>
        <draw:line draw:style-name="gr8" draw:text-style-name="P4" draw:layer="layout" svg:x1="15cm" svg:y1="12cm" svg:x2="18cm" svg:y2="11cm">
          <text:p/>
        </draw:line>
        <draw:custom-shape draw:style-name="gr2" draw:text-style-name="P3" draw:layer="layout" svg:width="2cm" svg:height="4cm" svg:x="1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1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cm" svg:height="1cm" svg:x="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cm" svg:height="1cm" svg:x="8cm" svg:y="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1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cm" svg:height="1cm" svg:x="1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cm" svg:height="1cm" svg:x="18cm" svg:y="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8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8cm" svg:y="11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0cm" svg:y1="6cm" svg:x2="23cm" svg:y2="8cm">
          <text:p/>
        </draw:line>
        <draw:custom-shape draw:style-name="gr1" draw:text-style-name="P2" draw:layer="layout" svg:width="2cm" svg:height="4cm" svg:x="23cm" svg:y="6cm">
          <text:p text:style-name="P1">DAC</text:p>
          <text:p text:style-name="P1">DMA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2cm" svg:height="4cm" svg:x="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4cm" svg:x="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3cm" svg:y="6cm">
          <text:p text:style-name="P1">ADC</text:p>
          <text:p text:style-name="P1">DM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cm" svg:y1="8cm" svg:x2="8cm" svg:y2="6cm">
          <text:p/>
        </draw:line>
        <draw:custom-shape draw:style-name="gr4" draw:text-style-name="P2" draw:layer="layout" svg:width="2cm" svg:height="2cm" svg:x="13cm" svg:y="7cm">
          <text:p text:style-name="P1">FIR</text:p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13cm" svg:y="11cm">
          <text:p text:style-name="P1">FIR</text:p>
          <text:p text:style-name="P1">1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cm" svg:y1="9cm" svg:x2="13cm" svg:y2="8cm">
          <text:p/>
        </draw:line>
        <draw:line draw:style-name="gr6" draw:text-style-name="P4" draw:layer="layout" svg:x1="10cm" svg:y1="11cm" svg:x2="13cm" svg:y2="12cm">
          <text:p/>
        </draw:line>
        <draw:line draw:style-name="gr7" draw:text-style-name="P4" draw:layer="layout" svg:x1="15cm" svg:y1="8cm" svg:x2="18cm" svg:y2="9cm">
          <text:p/>
        </draw:line>
        <draw:line draw:style-name="gr8" draw:text-style-name="P4" draw:layer="layout" svg:x1="15cm" svg:y1="12cm" svg:x2="18cm" svg:y2="11cm">
          <text:p/>
        </draw:line>
        <draw:custom-shape draw:style-name="gr2" draw:text-style-name="P3" draw:layer="layout" svg:width="2cm" svg:height="4cm" svg:x="1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1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cm" svg:height="1cm" svg:x="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cm" svg:height="1cm" svg:x="8cm" svg:y="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10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1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cm" svg:height="1cm" svg:x="1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cm" svg:height="1cm" svg:x="18cm" svg:y="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8cm" svg:y="10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8cm" svg:y="11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0cm" svg:y1="6cm" svg:x2="23cm" svg:y2="8cm">
          <text:p/>
        </draw:line>
        <draw:custom-shape draw:style-name="gr1" draw:text-style-name="P2" draw:layer="layout" svg:width="2cm" svg:height="4cm" svg:x="23cm" svg:y="6cm">
          <text:p text:style-name="P1">DAC</text:p>
          <text:p text:style-name="P1">DM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3cm" svg:y="12cm">
          <text:p text:style-name="P1">inlist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cm" svg:y1="12cm" svg:x2="4cm" svg:y2="10cm">
          <text:p/>
        </draw:line>
        <draw:custom-shape draw:style-name="gr1" draw:text-style-name="P2" draw:layer="layout" svg:width="2cm" svg:height="4cm" svg:x="23cm" svg:y="12cm">
          <text:p text:style-name="P1">out-list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cm" svg:y1="12cm" svg:x2="24cm" svg:y2="10cm">
          <text:p/>
        </draw:line>
      </draw:page>
      <draw:page draw:name="page3" draw:style-name="dp1" draw:master-page-name="Default">
        <draw:custom-shape draw:style-name="gr1" draw:text-style-name="P2" draw:layer="layout" svg:width="2cm" svg:height="4cm" svg:x="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4cm" svg:x="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3cm" svg:y="6cm">
          <text:p text:style-name="P1">ADC</text:p>
          <text:p text:style-name="P1">DM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cm" svg:y1="8cm" svg:x2="8cm" svg:y2="6cm">
          <text:p/>
        </draw:line>
        <draw:custom-shape draw:style-name="gr4" draw:text-style-name="P2" draw:layer="layout" svg:width="2cm" svg:height="2cm" svg:x="13cm" svg:y="7cm">
          <text:p text:style-name="P1">FIR</text:p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13cm" svg:y="11cm">
          <text:p text:style-name="P1">FIR</text:p>
          <text:p text:style-name="P1">1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0cm" svg:y1="9cm" svg:x2="13cm" svg:y2="8cm">
          <text:p/>
        </draw:line>
        <draw:line draw:style-name="gr6" draw:text-style-name="P4" draw:layer="layout" svg:x1="10cm" svg:y1="11cm" svg:x2="13cm" svg:y2="12cm">
          <text:p/>
        </draw:line>
        <draw:line draw:style-name="gr7" draw:text-style-name="P4" draw:layer="layout" svg:x1="15cm" svg:y1="8cm" svg:x2="18cm" svg:y2="9cm">
          <text:p/>
        </draw:line>
        <draw:line draw:style-name="gr8" draw:text-style-name="P4" draw:layer="layout" svg:x1="15cm" svg:y1="12cm" svg:x2="18cm" svg:y2="11cm">
          <text:p/>
        </draw:line>
        <draw:custom-shape draw:style-name="gr2" draw:text-style-name="P3" draw:layer="layout" svg:width="2cm" svg:height="4cm" svg:x="18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4cm" svg:x="18cm" svg:y="4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cm" svg:height="1cm" svg:x="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cm" svg:height="1cm" svg:x="8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8cm" svg:y="1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cm" svg:height="1cm" svg:x="18cm" svg:y="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cm" svg:height="1cm" svg:x="18cm" svg:y="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8cm" svg:y="10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2cm" svg:height="1cm" svg:x="18cm" svg:y="11cm">
          <text:p text:style-name="P1">3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0cm" svg:y1="6cm" svg:x2="23cm" svg:y2="8cm">
          <text:p/>
        </draw:line>
        <draw:custom-shape draw:style-name="gr1" draw:text-style-name="P2" draw:layer="layout" svg:width="2cm" svg:height="4cm" svg:x="23cm" svg:y="6cm">
          <text:p text:style-name="P1">DAC</text:p>
          <text:p text:style-name="P1">DM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5T20:41:31.874150792</meta:creation-date>
    <dc:date>2024-02-15T22:00:59.651762259</dc:date>
    <meta:editing-duration>PT20M47S</meta:editing-duration>
    <meta:editing-cycles>5</meta:editing-cycles>
    <meta:generator>LibreOffice/7.3.7.2$Linux_X86_64 LibreOffice_project/30$Build-2</meta:generator>
    <meta:document-statistic meta:object-count="70"/>
  </office:meta>
</office:document-meta>
</file>